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list-style-name="L1">
      <style:graphic-properties draw:stroke-dash="Dash_20_2" svg:stroke-width="0cm" draw:marker-start="" draw:marker-start-width="0.2cm" draw:marker-start-center="false" draw:marker-end-width="0.2cm" draw:marker-end-center="false" svg:stroke-opacity="100%" draw:stroke-linejoin="round" svg:stroke-linecap="butt"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objectwithoutfill" style:list-style-name="L1">
      <style:graphic-properties draw:stroke-dash="Dash_20_2" svg:stroke-width="0cm" draw:marker-start="" draw:marker-start-width="0.2cm" draw:marker-start-center="false" draw:marker-end-width="0.2cm" draw:marker-end-center="false" svg:stroke-opacity="100%" draw:stroke-linejoin="round" svg:stroke-linecap="butt"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dc23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00008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00008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dash="Dash_20_2" svg:stroke-width="0cm" draw:marker-start="" draw:marker-start-width="0.2cm" draw:marker-start-center="false" draw:marker-end-width="0.2cm" draw:marker-end-center="false" svg:stroke-opacity="100%" draw:stroke-linejoin="round" svg:stroke-linecap="butt" draw:fill="solid" draw:fill-color="#0000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none" draw:stroke-dash="Dash_20_2" svg:stroke-width="0cm" svg:stroke-color="#000000" draw:marker-start="" draw:marker-start-width="0.2cm" draw:marker-start-center="false" draw:marker-end-width="0.2cm" draw:marker-end-center="false" svg:stroke-opacity="100%" draw:stroke-linejoin="round" svg:stroke-linecap="butt"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75cm" fo:min-width="0.4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objectwithoutfill" style:list-style-name="L1">
      <style:graphic-properties draw:stroke-dash="Dash_20_2" svg:stroke-width="0cm" draw:marker-start="" draw:marker-start-width="0.2cm" draw:marker-start-center="false" draw:marker-end="Arrowheads_20_1" draw:marker-end-width="0.2cm" draw:marker-end-center="false" svg:stroke-opacity="100%" draw:stroke-linejoin="round" svg:stroke-linecap="butt"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objectwithoutfill" style:list-style-name="L1">
      <style:graphic-properties draw:stroke-dash="Dash_20_2" svg:stroke-width="0cm" draw:marker-start="" draw:marker-start-width="0.2cm" draw:marker-start-center="false" draw:marker-end="Arrowheads_20_1" draw:marker-end-width="0.2cm" draw:marker-end-center="false" svg:stroke-opacity="100%" draw:stroke-linejoin="round" svg:stroke-linecap="butt"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objectwithoutfill" style:list-style-name="L1">
      <style:graphic-properties draw:stroke="dash" draw:stroke-dash="Ultrafine_20_Dashed" svg:stroke-width="0.05cm" draw:marker-start="" draw:marker-start-width="0.275cm" draw:marker-start-center="false" draw:marker-end-width="0.275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dash="Dash_20_2" svg:stroke-width="0cm" svg:stroke-color="#ffffff" draw:marker-start="" draw:marker-start-width="0.2cm" draw:marker-start-center="false" draw:marker-end-width="0.2cm" draw:marker-end-center="false" svg:stroke-opacity="100%" draw:stroke-linejoin="round" svg:stroke-linecap="butt" draw:fill="solid"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letter-spacing="normal" fo:language="en" fo:country="GB"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language-asian="zh" style:country-asian="CN" style:font-weight-asian="normal" style:font-family-complex="'Arial Unicode MS'" style:font-family-generic-complex="system" style:font-pitch-complex="variable" style:language-complex="hi" style:country-complex="IN"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letter-spacing="normal" fo:language="en" fo:country="GB"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language-asian="zh" style:country-asian="CN" style:font-weight-asian="normal" style:font-family-complex="'Arial Unicode MS'" style:font-family-generic-complex="system" style:font-pitch-complex="variable" style:language-complex="hi" style:country-complex="IN"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imes New Roman'" style:font-family-generic="roman" style:font-pitch="variable" fo:font-size="16pt" fo:letter-spacing="normal" fo:language="en" fo:country="GB" fo:font-style="italic"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6pt" style:language-asian="zh" style:country-asian="CN" style:font-style-asian="italic" style:font-weight-asian="normal" style:font-family-complex="'Arial Unicode MS'" style:font-family-generic-complex="system" style:font-pitch-complex="variable" style:font-size-complex="16pt" style:language-complex="hi" style:country-complex="IN" style:font-style-complex="italic" style:font-weight-complex="normal" style:text-emphasize="none" style:text-scale="100%" style:font-relief="none" style:text-overline-style="none" style:text-overline-color="font-color" fo:hyphenate="false"/>
    </style:style>
    <style:style style:name="T1" style:family="text">
      <style:text-properties fo:font-family="'Times New Roman'" style:font-family-generic="roman" style:font-pitch="variable"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5.8cm" svg:y1="17.4cm" svg:x2="14.4cm" svg:y2="11.4cm">
            <text:p/>
          </draw:line>
          <draw:path draw:style-name="gr2" draw:text-style-name="P1" draw:layer="layout" svg:width="5.392cm" svg:height="9.155cm" draw:transform="rotate (1.68110113552062) translate (5.80730263899222cm 17.4206310075826cm)" svg:viewBox="0 0 5393 9156" svg:d="m0 6c305-29 606 54 887 154 299 107 620 154 896 326 286 179 526 421 810 599 334 208 504 547 726 843 218 292 452 576 729 815 284 245 456 594 574 939 106 308 237 602 323 912 83 299 175 598 239 902 61 289 137 575 187 869 48 286 7 583-13 874-19 278-83 556-92 837-10 290-26 582-96 865l-108 215">
            <text:p/>
          </draw:path>
          <draw:circle draw:style-name="gr3" draw:text-style-name="P1" draw:layer="layout" svg:width="0.2cm" svg:height="0.2cm" svg:x="5.7cm" svg:y="17cm">
            <text:p/>
          </draw:circle>
          <draw:circle draw:style-name="gr4" draw:text-style-name="P1" draw:layer="layout" svg:width="0.2cm" svg:height="0.2cm" svg:x="5.699cm" svg:y="16.699cm">
            <text:p/>
          </draw:circle>
          <draw:circle draw:style-name="gr5" draw:text-style-name="P1" draw:layer="layout" svg:width="0.2cm" svg:height="0.2cm" svg:x="5.796cm" svg:y="16.3cm">
            <text:p/>
          </draw:circle>
          <draw:circle draw:style-name="gr6" draw:text-style-name="P1" draw:layer="layout" svg:width="0.2cm" svg:height="0.2cm" svg:x="5.847cm" svg:y="15.999cm">
            <text:p/>
          </draw:circle>
          <draw:circle draw:style-name="gr7" draw:text-style-name="P1" draw:layer="layout" svg:width="0.2cm" svg:height="0.2cm" svg:x="5.895cm" svg:y="15.699cm">
            <text:p/>
          </draw:circle>
          <draw:circle draw:style-name="gr8" draw:text-style-name="P1" draw:layer="layout" svg:width="0.2cm" svg:height="0.2cm" svg:x="6.034cm" svg:y="15.398cm">
            <text:p/>
          </draw:circle>
          <draw:circle draw:style-name="gr9" draw:text-style-name="P1" draw:layer="layout" svg:width="0.2cm" svg:height="0.2cm" svg:x="6.233cm" svg:y="15.097cm">
            <text:p/>
          </draw:circle>
          <draw:circle draw:style-name="gr10" draw:text-style-name="P1" draw:layer="layout" svg:width="0.2cm" svg:height="0.2cm" svg:x="6.416cm" svg:y="14.796cm">
            <text:p/>
          </draw:circle>
          <draw:circle draw:style-name="gr11" draw:text-style-name="P1" draw:layer="layout" svg:width="0.2cm" svg:height="0.2cm" svg:x="6.567cm" svg:y="14.495cm">
            <text:p/>
          </draw:circle>
          <draw:circle draw:style-name="gr12" draw:text-style-name="P1" draw:layer="layout" svg:width="0.2cm" svg:height="0.2cm" svg:x="6.814cm" svg:y="14.194cm">
            <text:p/>
          </draw:circle>
          <draw:circle draw:style-name="gr13" draw:text-style-name="P1" draw:layer="layout" svg:width="0.2cm" svg:height="0.2cm" svg:x="7.113cm" svg:y="13.941cm">
            <text:p/>
          </draw:circle>
          <draw:circle draw:style-name="gr14" draw:text-style-name="P1" draw:layer="layout" svg:width="0.2cm" svg:height="0.2cm" svg:x="7.412cm" svg:y="13.668cm">
            <text:p/>
          </draw:circle>
          <draw:circle draw:style-name="gr15" draw:text-style-name="P1" draw:layer="layout" svg:width="0.2cm" svg:height="0.2cm" svg:x="7.711cm" svg:y="13.367cm">
            <text:p/>
          </draw:circle>
          <draw:circle draw:style-name="gr16" draw:text-style-name="P1" draw:layer="layout" svg:width="0.2cm" svg:height="0.2cm" svg:x="7.91cm" svg:y="13.066cm">
            <text:p/>
          </draw:circle>
          <draw:circle draw:style-name="gr17" draw:text-style-name="P1" draw:layer="layout" svg:width="0.2cm" svg:height="0.2cm" svg:x="8.149cm" svg:y="12.765cm">
            <text:p/>
          </draw:circle>
          <draw:circle draw:style-name="gr18" draw:text-style-name="P1" draw:layer="layout" svg:width="0.2cm" svg:height="0.2cm" svg:x="8.464cm" svg:y="12.56cm">
            <text:p/>
          </draw:circle>
          <draw:circle draw:style-name="gr19" draw:text-style-name="P1" draw:layer="layout" svg:width="0.2cm" svg:height="0.2cm" svg:x="8.763cm" svg:y="12.359cm">
            <text:p/>
          </draw:circle>
          <draw:circle draw:style-name="gr20" draw:text-style-name="P1" draw:layer="layout" svg:width="0.2cm" svg:height="0.2cm" svg:x="9.062cm" svg:y="12.21cm">
            <text:p/>
          </draw:circle>
          <draw:circle draw:style-name="gr21" draw:text-style-name="P1" draw:layer="layout" svg:width="0.2cm" svg:height="0.2cm" svg:x="9.389cm" svg:y="12.057cm">
            <text:p/>
          </draw:circle>
          <draw:circle draw:style-name="gr22" draw:text-style-name="P1" draw:layer="layout" svg:width="0.2cm" svg:height="0.2cm" svg:x="9.728cm" svg:y="11.904cm">
            <text:p/>
          </draw:circle>
          <draw:circle draw:style-name="gr23" draw:text-style-name="P1" draw:layer="layout" svg:width="0.2cm" svg:height="0.2cm" svg:x="10.055cm" svg:y="11.775cm">
            <text:p/>
          </draw:circle>
          <draw:circle draw:style-name="gr24" draw:text-style-name="P1" draw:layer="layout" svg:width="0.2cm" svg:height="0.2cm" svg:x="10.394cm" svg:y="11.67cm">
            <text:p/>
          </draw:circle>
          <draw:circle draw:style-name="gr25" draw:text-style-name="P1" draw:layer="layout" svg:width="0.2cm" svg:height="0.2cm" svg:x="10.745cm" svg:y="11.545cm">
            <text:p/>
          </draw:circle>
          <draw:circle draw:style-name="gr26" draw:text-style-name="P1" draw:layer="layout" svg:width="0.2cm" svg:height="0.2cm" svg:x="11.044cm" svg:y="11.42cm">
            <text:p/>
          </draw:circle>
          <draw:circle draw:style-name="gr27" draw:text-style-name="P1" draw:layer="layout" svg:width="0.2cm" svg:height="0.2cm" svg:x="11.343cm" svg:y="11.319cm">
            <text:p/>
          </draw:circle>
          <draw:circle draw:style-name="gr28" draw:text-style-name="P1" draw:layer="layout" svg:width="0.2cm" svg:height="0.2cm" svg:x="11.742cm" svg:y="11.218cm">
            <text:p/>
          </draw:circle>
          <draw:circle draw:style-name="gr29" draw:text-style-name="P1" draw:layer="layout" svg:width="0.2cm" svg:height="0.2cm" svg:x="12.141cm" svg:y="11.217cm">
            <text:p/>
          </draw:circle>
          <draw:circle draw:style-name="gr30" draw:text-style-name="P1" draw:layer="layout" svg:width="0.2cm" svg:height="0.2cm" svg:x="12.54cm" svg:y="11.216cm">
            <text:p/>
          </draw:circle>
          <draw:circle draw:style-name="gr31" draw:text-style-name="P1" draw:layer="layout" svg:width="0.2cm" svg:height="0.2cm" svg:x="13.039cm" svg:y="11.215cm">
            <text:p/>
          </draw:circle>
          <draw:circle draw:style-name="gr32" draw:text-style-name="P1" draw:layer="layout" svg:width="0.2cm" svg:height="0.2cm" svg:x="13.438cm" svg:y="11.214cm">
            <text:p/>
          </draw:circle>
          <draw:circle draw:style-name="gr33" draw:text-style-name="P1" draw:layer="layout" svg:width="0.2cm" svg:height="0.2cm" svg:x="13.789cm" svg:y="11.189cm">
            <text:p/>
          </draw:circle>
          <draw:circle draw:style-name="gr34" draw:text-style-name="P1" draw:layer="layout" svg:width="0.2cm" svg:height="0.2cm" svg:x="14.234cm" svg:y="11.308cm">
            <text:p/>
          </draw:circle>
          <draw:circle draw:style-name="gr35" draw:text-style-name="P1" draw:layer="layout" svg:width="0.2cm" svg:height="0.2cm" svg:x="5.7cm" svg:y="17.3cm">
            <text:p/>
          </draw:circle>
          <draw:circle draw:style-name="gr36" draw:text-style-name="P1" draw:layer="layout" svg:width="0.2cm" svg:height="0.2cm" svg:x="10.056cm" svg:y="14.256cm">
            <text:p/>
          </draw:circle>
          <draw:frame draw:style-name="gr37" draw:text-style-name="P3" draw:layer="layout" svg:width="0.9cm" svg:height="1cm" svg:x="11cm" svg:y="13.5cm">
            <draw:text-box>
              <text:p text:style-name="P2"><text:span text:style-name="T1">l</text:span></text:p>
            </draw:text-box>
          </draw:frame>
          <draw:line draw:style-name="gr38" draw:text-style-name="P1" draw:layer="layout" svg:x1="11.1cm" svg:y1="14.1cm" svg:x2="6cm" svg:y2="17.6cm">
            <text:p/>
          </draw:line>
          <draw:line draw:style-name="gr39" draw:text-style-name="P1" draw:layer="layout" svg:x1="11.6cm" svg:y1="13.7cm" svg:x2="14.5cm" svg:y2="11.6cm">
            <text:p/>
          </draw:line>
          <draw:path draw:style-name="gr40" draw:text-style-name="P1" draw:layer="layout" svg:width="5.731cm" svg:height="12.348cm" draw:transform="rotate (1.61774568367324) translate (5.7999999754412cm 17.4000000011539cm)" svg:viewBox="0 0 5732 12349" svg:d="m0 0c8509-1 5026 12349 5026 12349">
            <text:p/>
          </draw:path>
          <draw:rect draw:style-name="gr41" draw:text-style-name="P1" draw:layer="layout" svg:width="4.1cm" svg:height="1.2cm" svg:x="14.5cm" svg:y="10.8cm">
            <text:p/>
          </draw:rect>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9-11T10:43:28</meta:creation-date>
    <dc:date>2014-09-12T14:02:15</dc:date>
    <meta:editing-duration>PT14M57S</meta:editing-duration>
    <meta:editing-cycles>9</meta:editing-cycles>
    <meta:generator>OpenOffice.org/3.4.1$Unix OpenOffice.org_project/341m1$Build-9593</meta:generator>
    <meta:document-statistic meta:object-count="42"/>
  </office:meta>
</office:document-meta>
</file>